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7.52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9.08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78cm" fo:min-width="7.52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48cm" fo:min-width="8.58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18cm" fo:min-width="10.002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4cm" svg:height="1.6cm" svg:x="8.6cm" svg:y="7.9cm">
          <text:p text:style-name="P1">https://en.wikipedia.org/wiki/Obelis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3.6cm" svg:height="1.6cm" svg:x="14.3cm" svg:y="3.5cm">
          <text:p text:style-name="P1">https://en.wikipedia.org/wiki/Ancient_Egyp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1.4cm" svg:height="1.5cm" svg:x="1cm" svg:y="3.5cm">
          <text:p text:style-name="P1">https://en.wikipedia.org/wiki/Monolit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2.9cm" svg:height="1.6cm" svg:x="15.7cm" svg:y="11.9cm">
          <text:p text:style-name="P1">https://en.wikipedia.org/wiki/Luxor_Temp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4.9cm" svg:height="1.7cm" svg:x="1.6cm" svg:y="13.4cm">
          <text:p text:style-name="P1">https://en.wikipedia.org/wiki/Place_de_la_Concor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13:00:32.804683400</meta:creation-date>
    <dc:date>2019-12-20T14:28:28.907617614</dc:date>
    <meta:editing-duration>PT5M40S</meta:editing-duration>
    <meta:editing-cycles>3</meta:editing-cycles>
    <meta:generator>LibreOffice/6.0.7.3$Linux_X86_64 LibreOffice_project/00m0$Build-3</meta:generator>
    <meta:document-statistic meta:object-count="5"/>
  </office:meta>
</office:document-meta>
</file>